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8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sultato_analisi_files_sfoltito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re’s just one thing I’m searching for...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 laughter of the stars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winkling in the wind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pointed the gun at her legs and pulled the trigger, carefully aiming away from her vital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heard the small pop of a suppressed .32 and saw Kagari lose her balance and f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—Or she thought she did, but it was a fei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only pretended to lose her balance. In fact, she’d changed directions and was heading for the shower roo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t seemed her first goal was to get what she’d come f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ter firing only one shot, Suzuha realiz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Even a .32 should have more recoil than thi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fired again, but Kagari didn’t flinch even for a mome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A blank?! How?!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 some point, all the bullets in Suzuha’s gun had been swapped with blank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at instant’s panic was all it too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 reached out for the shirt on the floor in front of the shower roo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 wa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ave up on firing and flung the gun at Kagar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as a dull thud as the hard barrel slammed into her ne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Caught off-balance, she staggered before she could grab the shir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could hear Kagari’s voice for the first time from within the helm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jump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kicked the off-balance Kagari as hard as she could with her toned, muscled legs. This was no time to hold b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 went flying all the way to the edge of the roo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at had to have broken a few ribs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jumped toward her to continue her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with terrifying speed, Kagari leapt off the ground and charged at Suzuh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n’t enough time to come to a full sto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harp blade swept by, mere centimeters from her exposed abdome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f she’d pulled back even a few tenths of a second later, the knife would’ve fatally sliced open her gu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bitch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lood rushed to Suzuha’s h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Kagari was serious. She was planning to kill her. There was no hesitation in her movemen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leaped back and searched for something she could use as a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the other guns were probably no differe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 a good chance they’d all had their ammo swapped with blanks, to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t was even possible that all her self-defense knives had been taken, to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ch left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ere several knives carefully stored in the kitchen. Yuki had brought them over to use in teaching the other girls how to coo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. Looks like you’ve had a lot of practic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t’s hard to believe you’re the same girl who spent all her time sobbing inside the time machine. I’m surprise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kept her distance from Kagari as she slowly moved along the w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Her competitive drive burned even brighter as she tried to come up with a way to overcome her disadvant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re, Kagari. This is what you’re after, righ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picked up her shirt from in front of the shower room, and took the green key chain out of its pocke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at’s wrong? Come get i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fingers moved as if to crush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could see Kagari twitch. For the first time, she could detect a hint of emotion beyond the helm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f something they loved was thrown like that, even the fiercest warrior would instinctively reach out both hands to grab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Kagari was no exception. She carefully held her mother’s memento in both her empty left hand, and the right hand that still clutched the knif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ing the slow arc of the key chain as camouflage, Suzuha ran at her in a straight li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right fist connected hard with Kagari’s stomac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n her left arm smashed Kagari’s head to the 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’s body fell to the ground, her right shoulder taking the brunt of the f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could hear the sound of her joint dislocat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knife slipped from her gras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ot behind her and mounted her, twisting her right arm merciless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t the same time, she slipped her own left arm around Kagari’s neck and squeezed h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could hear something like a moan from Kagari’s throa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could both hear and feel the bones in her arm and neck creak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ay put! I’m not going to kill you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Kagari picked up the knife on the floor with her left hand, and once again tried to use it on Suzuh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as forced to squeeze her arm and neck even hard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op it, Kagari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understand how you feel now! But it’s wrong! It’s wrong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Kagari didn’t stop. If anything, she tried even harder to pull Suzuha aw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W-What kind of training did she get?!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 in all the battles she’d been in, this much pressure on two different spots was enough to get even the toughest soldier to submit or fall unconsciou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errified, Suzuha squeezed even hard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 this rate, she wouldn’t simply knock her ou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ally would kill Kagar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if she stopped, Kagari would kill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What should she do—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Big Sis Suzuha... It hurts... It hurts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she relaxed both her arm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—that was just what Kagari had hoped f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knife came very close to cutting Suzuha’s left ar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she let go to dodge it, Kagari shook her off and kicked at her hips with both leg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slammed back hard into the computer desk, and for a moment she couldn’t breath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fell to the floor, and the printer and monitor crashed mercilessly into her naked bod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forced herself to stand up, gasping hard as she did s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Kagari’s breathing was heavy, to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right arm was pointed an impossible direction, and hanging lim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wouldn’t be able to use it for a while, probab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her left arm was still holding the knif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ve learned some dirty tricks, have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lared at Kagari’s face (not that she could see what it looked like behind that helmet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wo of them fell silent as they tried to catch their brea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tension in the air was so thick that it was difficult to move a musc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weat rolled down her forehead and into her eyes. But she still didn’t blink as she waited for Kagari to make her next mov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 was the sound of the front door opening that broke their stalema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ey, Suzuha? Did I just hear a loud nois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felt a chill run down her spine when she heard Itaru’s vo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uh? Why’s it so dar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yelled at the exact same instant he turned on the ligh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sudden brightness was enough to make Suzuha flinch for an insta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 was wearing a full-face helmet, and that made all the differen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leapt toward Itaru just a moment before Suzuh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’s black knife went up to his throa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Eeee?! Eeeyahhh! Eeeyahhh?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gari spun around behind him, using Itaru’s huge body as a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staggered toward him, gritting her tee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Let go, Kagari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Lay one finger on Dad... and I don’t care who you are, Kagari. I’ll kill yo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Kagari remained silent as she headed outside the door with her host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then in the next moment, she shoved him forw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h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lost his balance and fell toward Suzuh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fell to the ground underneath his weigh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taru just barely managed to support himself with his arms and legs to keep from crushing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v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tried to shove him off, using a little more force than she may have intend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Itaru was so huge it would take him a moment to get u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This is why I told you to lose weight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hat...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was getting aw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somehow managed to crawl out from under him, and quickly tried to follow after Kagar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—Suzuha, wear thi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was still lying on the ground as he tossed the naked Suzuha her shir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grabbed it and quickly put it on, then ran out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when she looked around the street, the girl in the motorcycle leathers wasn’t the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 no way to even know where she’d g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he got a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 would be dangerous to run around trying to find her n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 a chance Itaru would be attacked while she wasn’t at the lab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-Was that... Kagari-ta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came outside as we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Yeah. I’m almost certai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 this is how it’s going to be with the two of us in the e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ruises and wounds were bad enough, but the pain that ached in her heart was the worst of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know, I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really did like he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he was small, but so brave... and she always did her best to protect Big Sis Mayu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 I taught her a lot. I thought of her as like... a little sister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straightened up her shirt sleev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, you look like a slutty girl in an H-game right now, Suzuha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? 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caught completely off-gu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rue, her t-shirt only came down to just below her hips, roughly the length of a miniskirt. Her breasts were almost completely bar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hirt’s hem was turned up, and she felt expos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I don’t mind H-games with slutty girls. And I don’t think the whole ‘naked except for a t-shirt’ thing is all that bad. Heheh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being silly again. You could have gotten badly hur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Itaru shook his h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 got freaked out by the knife, but I don’t think I really needed to be that scare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nless I’m mistaken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rubbed the part of his neck where the knife blade wa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hen she had the knife to my throat, I could hear it, just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ar 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he was probably... crying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ying...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Under that helme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fter that whole battle with Suzuha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While holding a knife to Itaru’s neck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why—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o don’t you think it’s too early to jump to conclusion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Da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Did you buy me that vanilla ice cream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eah, of cours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d love to eat it. I’m a little... tire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 she almost fell forw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ah?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managed to catch her before she hit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ey... Hey, Suzuha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m... I’m fine... but let me rest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at was all she had the energy to s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closed her eyes in her dad’s arms, and her consciousness melted aw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July came, the sun shone down even harder on eastern Japan. Summer was truly he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news had been saying for days that the heat island effect might make this the hottest summer in yea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, on the first Sunday in July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half the seats at Go Go Curry were fu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t was Sunday, but it was also after 2 PM, and so the lunchtime rush was ov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sitting at the restaurant’s far edge, a baseball cap pulled down over her fa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was hiding her face with the cap, and carefully watching a couple sitting nearb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Here you are. Your [color index="280AA02D1400"]Major Curry[color index="800000"]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cheerful employee put down two giant silver plates—or trays, more accurately—in front of th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could see the other customers looking at them and whisper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couple really stood out, after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man was a giant who looked like he ate Major Curry all the time, but the woman was slim, pretty, and looked very ki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Major Curry was big. It was hu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knew from experien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massive silver trays were loaded with rice and curry, and topped with two fried cutlets, fried shrimp, sausage, a boiled egg and a mountain of cabb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 two or three times as much curry as you’d find in a normal dish, and the toppings were just as bi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Even a growing young boy would find it hard to eat them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irritat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Why are you ordering Major Curry on your first date with her, Dad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“Beauty and the Beast” couple that Suzuha was watching, of course, was Itaru and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n the morning they’d gone to see a movie in Yurakucho, then they’d come to Akihabara... and gone straight to Go Go Curr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had followed them the whole ti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at’s why she couldn’t believe Itaru’s choice of date spo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I don’t mind Go Go Curry at all... In fact, I like it, but..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This is your first date! There are other places you could have gone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clutched her spoon tight and gritted her tee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knew next to nothing about Japanese youth culture in 2011, and even she knew it was a bad idea. Who knew what was going through Yuki’s mind—or so Suzuha though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ow, it’s even more amazing than the picture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rprisingly, Yuki was ignoring the people around her, and innocently enjoying the huge curr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m... uh... Amane-shi, if you can’t eat it all, I’ll finish it for you,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k, thank you. But I’m actually pretty good at thi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-Yeah? That’s a surpris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eheheh... I actually would always just come and look at the menu outside. I always wanted to try thi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’m glad you brought me he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-I’m glad to hear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had evidently worried over nothing, but still she realized that Itaru was acting strange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Ever since he’d come out of the movie theater, he was walking and talking strangely. Instead of his usual hunched posture, he was forcing himself to stand up straigh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he’d downed glass after glass of wat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h, I’m sorry. May I have some more water, too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uh? Oh, sure. Su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poured water into Yuki’s cu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had a bad feel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she was right. Itaru was moving so awkwardly that he almost spilled water on he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-A-A-A-A-Are you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Um... my hand just got a little wet. Anyway, let’s eat before it gets cold,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quickly wiped down the table with her handkerchief, and grabbed her fork and spoon. There were stars in her ey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k, let’s e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L-Let’s e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seemed to be really enjoying her meal, but Itaru was very formal and qui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was taking little nibbles out of a piece of fried cutlet, like a squirrel eating a nu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whole time, they weren’t saying a wo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What are you doing, Dad? Mom’s not going to want to be around you if you’re like that!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decided to send him a message on RINE telling him to get his act together, and she’d just taken out her phone w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Here’s your Major Curry, with extra roux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ge plate was laid on the table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other customers started murmuring agai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Come to think of it, when she’d followed them into the store, she’d ordered her usual—Major Curry with extra roux—and then forgotten about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w everybody was going to focus on her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a small shop like this, it was suic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as she expected, her eyes met Yuki’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Suzuha-san! I didn’t realize you were her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eah, what a coincidence seeing you here, Yuki-san, Brothe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should’ve said something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I didn’t even notice you. Reall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alized that she should probably leave, but she couldn’t go without at least taking a bite of the Major Curry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Her experiences in the war had left her completely unable to waste foo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felt Yuki and Itaru staring at her as she reluctantly picked up her sp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yway, yeah. You two enjoy yourselve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only choice was to finish her extra-large curry as soon as possible. She couldn’t let herself be in the way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instead, Yuki came over and picked up Suzuha’s pla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...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Um, excuse me. Can my friend sit with 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Sure, go ahea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e says it’s ok. Let’s all eat together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ait, wait. Wh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y? Because you ordered Major Curry, too. I think we need to have a rac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can be the judg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before Suzuha could respond, Yuki had moved her plate over to their tab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wait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had no choice but to follow, but before she sat down, she whispered in Yuki’s e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on a date, righ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uh? Oh, yeah. I’m on a da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t makes me blush when I say it aloud. Heheh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didn’t react at all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 though she was sure he’d overheard tha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Um, I’ve never been on a date, so I don’t know how they work, 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it normal to have a curry speed-eating contest with another girl in the middle of a dat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mm... I don’t really know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you see it a lot in anime and manga, do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 little sister who doesn’t want to lose her big brother runs up to the girlfriend and says, ‘Let’s have a competition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some reason, Yuki seemed incredibly enthus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as overwhelmed by her ener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don’t know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that how it works,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even when she turned to Itaru for help, he just awkwardly sat there, eating his curry like a robo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awkwardly turned his head to face her. The rest of him stayed completely sti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Did you say somethi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at’s wrong? You’re acting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 am not acting weird. I am not acting weird at all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lanced back at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for the first time, Yuki looked concer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the end, Yuki and Suzuha did have their curry-eating contest, and surprisingly, both of them completely finished their meal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on by a very small margin, but the battle was exciting enough that not only the other customers, but the staff as well, were applauding at the e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the whole time Itaru kept eating by himsel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ce this wasn’t even a conversation, let alone a date, she sent Itaru home al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Part of her wanted to demand Itaru explain himself right now... but she decided to talk to Yuki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tried her best to avoid Yuki so far, in order to keep her identity a secret, but it was July n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would be gone from this era very s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is might be her last chance to talk to Yuki at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’m so glad you were the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sighed a little after Itaru lef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Maybe I did something to offend him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doesn’t seem to enjoy being around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don’t think... he was just nervo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he was having fun talking with me before the movie, you know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after the movie, he started acting really strang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id I do something wro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 asked him to take me to the curry place... but since he was acting like that the whole time, I wasn’t really sure what to d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nd so since you happened to be there, I turned to you for help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had happened inside the theater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hadn’t followed them in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spent about two hours killing time out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y do you like my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mean, maybe I shouldn’t say this, but he’s not exactly a ladykiller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 do you think about your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o you like him? Hate him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like him, right? I can tell by watching yo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ell... su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ere parts of him that she didn’t lik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of course, she loved her d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hy are we talking about 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? What abou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... still don’t really know if I like him or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... I se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only had Itaru not told Yuki he liked her, this was still their first date. And they hadn’t spoken that much before, ei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hadn’t even reached the point where she saw him as a member of the opposite sex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almost a year, Suzuha had stayed with him, and she, Mayuri, and Faris had done everything they could to get the two of them together. But there hadn’t been any real progr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felt uneasy when she thought about the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dad wouldn’t be her dad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mom wouldn’t be her mom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 and Mom wouldn’t be together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imagined that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I don’t want that..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straight into Yuki’s ey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going to be leaving soo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moving someplace far a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R-Reall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think I’ll be back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, Yuki-san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know this is a weird thing for me to ask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 she bowed deep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Please take care of Hashida It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as no answer from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looked up, afraid, and tried to gauge the expression on her fa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kind of lone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kind of s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whispered, and then Suzuha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jeez! What are we going to do? Everything’s almost finished! Even though it’s never even start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—As soon she got back to the lab, she yelled at her useless fa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aah, Suzuha! I’m sorry! The Hashida family is doom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op sitting there feeling sorry for yourself! This isn’t funn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art by explaining why you were acting that way toda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looked so excited when you left this morning. And Mom said you were normal until halfway through the movi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 what the hell happened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you see... listen to thi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 how movie theater seats are cramped, right? So I tried to sit as far to the edge as I could so I wouldn’t get in Amane-shi’s 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heard this crack, and the seat almost brok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tried to support myself, so I grabbed the armres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-But... But...! It wasn’t the armrest, it was Amane-shi’s um... ha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Yeah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 didn’t say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telling the truth. It was so soft, it couldn’t have been an armrest. It was a girl’s hand! It had to have been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se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see, I’ve held a lot of 2D girls’ hands, but never a real girl’s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? What happened the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mane-shi’s so nice. I guess she didn’t try to shake it off because she didn’t want to hurt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know how fat I am, right? I sweat a lot! She must have gotten soaked! But she didn’t say a wor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so I really started to think about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I see. That’s why you were acting so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sure in her mind Amane-shi was going, ‘Get off me, you creepy loser pervert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’s not like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fact, from the way she was acting, she probably thought she’d upset him someh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problem was what she’d sai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did she mean by tha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know what Mom’s thinking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uzuha, let’s give up on Mom and you can live with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not making any sense! How am I even supposed to be bor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uuhh... But it’s impossibl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ow come you’re not even trying? Even if things look bad, you have to keep going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grabbed her father by the collar and shook hi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f you don’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membered how sad Yuki had looked when they’d said goodby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therwise, something awful will happe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D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Th-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’ve probably already noticed, but the choice you and Mayu-shi just made has changed the linea di universo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n other words, I’m a different Hashida Itaru than the one in your linea di univers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Just who are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Are you aware of an American civilian intelligence company called Strategic Foc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[color index="280AA02D1400"]Stratfo[color index="800000"]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at the same time, the total reorganization of Russia’s military strate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’d even heard rumors that during the Gulf and Iraq Wars, they’d obtained information about the warring countries faster than anyone, and spread it as need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s that true?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name]Announcements[line]“This is a Allarme di Attacco Guerriglia. I repeat, a Allarme di Attacco Guerriglia. A guerrilla attack may occur in this area. Please get indoors and obtain further information from radio or television broadcast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ime machine started to r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t’s possible that Kurisu may have been involved in the paper he wro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 what if his version was an inferior copy of an original that Kurisu wrote herself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the US military aren’t involved in researching Amadeus, are the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Of course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...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Why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seemed to really like Lintahlo, did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could say his future is in your hand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Farewell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fell to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Okarin and Mamma were fish, swimming in the sea. The only two fish in the worl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re’s just one thing I’m searching fo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 laughter of the stars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winkling in the wind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That’s not tru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[margin top="38"]These two pairings held a special meaning for 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Amadeus Kurisu[line]“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oeka[line]“...Yeah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What?!”</text:p>
          </table:table-cell>
        </table:table-row>
        <table:table-row table:style-name="ro1" table:number-rows-repeated="10481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7:27:12.86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01:21:02.330000000</dc:date>
    <meta:editing-duration>P1DT9H52M25S</meta:editing-duration>
    <meta:editing-cycles>65</meta:editing-cycles>
    <meta:generator>LibreOffice/7.1.2.2$Windows_X86_64 LibreOffice_project/8a45595d069ef5570103caea1b71cc9d82b2aae4</meta:generator>
    <meta:document-statistic meta:table-count="1" meta:cell-count="800" meta:object-count="0"/>
  </office:meta>
</office:document-meta>
</file>